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FreeMono"/>
    </style:style>
    <style:style style:name="P3" style:family="paragraph" style:parent-style-name="Preformatted_20_Text">
      <style:text-properties style:font-name="FreeMono"/>
    </style:style>
    <style:style style:name="P4" style:family="paragraph" style:parent-style-name="Preformatted_20_Text">
      <style:text-properties style:font-name="FreeMono" fo:font-weight="bold" style:font-weight-asian="bold" style:font-weight-complex="bold"/>
    </style:style>
    <style:style style:name="P5" style:family="paragraph" style:parent-style-name="Preformatted_20_Text">
      <style:text-properties style:font-name="FreeMono" fo:font-weight="bold" officeooo:paragraph-rsid="0003a616" style:font-weight-asian="bold" style:font-weight-complex="bold"/>
    </style:style>
    <style:style style:name="P6" style:family="paragraph" style:parent-style-name="Preformatted_20_Text">
      <style:text-properties style:font-name="FreeMono" officeooo:rsid="00042aba" officeooo:paragraph-rsid="00042aba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Código fuente:</text:h>
      <text:p text:style-name="P6">package es.cepal.valentina.siete_toast;</text:p>
      <text:p text:style-name="P3"/>
      <text:p text:style-name="P3">import android.support.v7.app.ActionBarActivity;</text:p>
      <text:p text:style-name="P3">import android.os.Bundle;</text:p>
      <text:p text:style-name="P4">import android.view.Menu;</text:p>
      <text:p text:style-name="P4">import android.view.MenuItem;</text:p>
      <text:p text:style-name="P4">import android.view.View;</text:p>
      <text:p text:style-name="P4">import android.widget.EditText;</text:p>
      <text:p text:style-name="P4">import android.widget.Toast;</text:p>
      <text:p text:style-name="P3"/>
      <text:p text:style-name="P3"/>
      <text:p text:style-name="P3">public class MainActivity extends ActionBarActivity {</text:p>
      <text:p text:style-name="P3"/>
      <text:p text:style-name="P3"><text:s text:c="4"/><text:span text:style-name="T1">private EditText et1;</text:span></text:p>
      <text:p text:style-name="P4"><text:s text:c="4"/>private int num;</text:p>
      <text:p text:style-name="P4"/>
      <text:p text:style-name="P3"><text:s text:c="4"/>@Override</text:p>
      <text:p text:style-name="P3"><text:s text:c="4"/>protected void onCreate(Bundle savedInstanceState) {</text:p>
      <text:p text:style-name="P3"><text:s text:c="8"/>super.onCreate(savedInstanceState);</text:p>
      <text:p text:style-name="P3"><text:s text:c="8"/>setContentView(R.layout.activity_main);</text:p>
      <text:p text:style-name="P3"/>
      <text:p text:style-name="P3"><text:s text:c="8"/><text:span text:style-name="T1">et1=(EditText)findViewById(R.id.editText);</text:span></text:p>
      <text:p text:style-name="P4"><text:s text:c="8"/>num=(int)(Math.random()*100001);</text:p>
      <text:p text:style-name="P4"><text:s text:c="8"/>String cadena=String.valueOf(num);</text:p>
      <text:p text:style-name="P4"><text:s text:c="8"/>Toast notificacion=Toast.makeText(this,cadena,Toast.LENGTH_LONG);</text:p>
      <text:p text:style-name="P4"><text:s text:c="8"/>notificacion.show();</text:p>
      <text:p text:style-name="P3"><text:s text:c="4"/>}</text:p>
      <text:p text:style-name="P3"/>
      <text:p text:style-name="P3"/>
      <text:p text:style-name="P3"><text:s text:c="4"/>@Override</text:p>
      <text:p text:style-name="P3"><text:s text:c="4"/>public boolean onCreateOptionsMenu(Menu menu) {</text:p>
      <text:p text:style-name="P3"><text:s text:c="8"/>// Inflate the menu; this adds items to the action bar if it is present.</text:p>
      <text:p text:style-name="P3"><text:s text:c="8"/>getMenuInflater().inflate(R.menu.menu_main, menu);</text:p>
      <text:p text:style-name="P3"><text:s text:c="8"/>return true;</text:p>
      <text:p text:style-name="P3"><text:s text:c="4"/>}</text:p>
      <text:p text:style-name="P3"/>
      <text:p text:style-name="P3"><text:s text:c="4"/>@Override</text:p>
      <text:p text:style-name="P3"><text:s text:c="4"/>public boolean onOptionsItemSelected(MenuItem item) {</text:p>
      <text:p text:style-name="P3"><text:s text:c="8"/>// Handle action bar item clicks here. The action bar will</text:p>
      <text:p text:style-name="P3"><text:s text:c="8"/>// automatically handle clicks on the Home/Up button, so long</text:p>
      <text:p text:style-name="P3"><text:s text:c="8"/>// as you specify a parent activity in AndroidManifest.xml.</text:p>
      <text:p text:style-name="P3"><text:s text:c="8"/>int id = item.getItemId();</text:p>
      <text:p text:style-name="P3"/>
      <text:p text:style-name="P3"><text:s text:c="8"/>//noinspection SimplifiableIfStatement</text:p>
      <text:p text:style-name="P3"><text:s text:c="8"/>if (id == R.id.action_settings) {</text:p>
      <text:p text:style-name="P3"><text:s text:c="12"/>return true;</text:p>
      <text:p text:style-name="P3"><text:s text:c="8"/>}</text:p>
      <text:p text:style-name="P3"/>
      <text:p text:style-name="P3"><text:s text:c="8"/>return super.onOptionsItemSelected(item);</text:p>
      <text:p text:style-name="P3"><text:s text:c="4"/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 text:c="3"/><text:span text:style-name="T1"><text:s/>public void controlar(View v) {</text:span></text:p>
      <text:p text:style-name="P5"><text:s text:c="8"/>Toast notificacion;</text:p>
      <text:p text:style-name="P4"><text:s text:c="8"/>String valorIngresado=et1.getText().toString();</text:p>
      <text:p text:style-name="P4"><text:s text:c="8"/>int valor=Integer.parseInt(valorIngresado);</text:p>
      <text:p text:style-name="P4"><text:s text:c="8"/>if (valor==num) {</text:p>
      <text:p text:style-name="P4"><text:s text:c="12"/>notificacion=Toast.makeText(this,"Muy bien recordaste el </text:p>
      <text:p text:style-name="P4"><text:s text:c="42"/>número mostrado.",Toast.LENGTH_LONG);</text:p>
      <text:p text:style-name="P4"><text:s text:c="12"/>notificacion.show();</text:p>
      <text:p text:style-name="P4"><text:s text:c="8"/>}</text:p>
      <text:p text:style-name="P4"><text:s text:c="8"/>else {</text:p>
      <text:p text:style-name="P4"><text:s text:c="12"/>notificacion=Toast.makeText(this,"Lo siento pero no es el</text:p>
      <text:p text:style-name="P4"><text:s text:c="41"/>número que mostré.",Toast.LENGTH_LONG);</text:p>
      <text:p text:style-name="P4"><text:s text:c="12"/>notificacion.show();</text:p>
      <text:p text:style-name="P4"><text:s text:c="8"/>}</text:p>
      <text:p text:style-name="P4"><text:s text:c="4"/>}</text:p>
      <text:p text:style-name="P3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 </meta:initial-creator>
    <meta:creation-date>2015-04-24T13:38:46</meta:creation-date>
    <dc:date>2016-02-29T10:27:28.677965403</dc:date>
    <dc:creator>Valentina Porras</dc:creator>
    <meta:editing-duration>PT3M2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57" meta:word-count="163" meta:character-count="2059" meta:non-whitespace-character-count="1557"/>
  </office:meta>
</office:document-meta>
</file>